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4cm"/>
    </style:style>
    <style:style style:name="co2" style:family="table-column">
      <style:table-column-properties fo:break-before="auto" style:column-width="13.847cm"/>
    </style:style>
    <style:style style:name="co3" style:family="table-column">
      <style:table-column-properties fo:break-before="auto" style:column-width="10.405cm"/>
    </style:style>
    <style:style style:name="co4" style:family="table-column">
      <style:table-column-properties fo:break-before="auto" style:column-width="13.26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5" style:family="table-cell" style:parent-style-name="Default">
      <style:table-cell-properties fo:wrap-option="wrap"/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able-cell-properties fo:background-color="#ffff99"/>
    </style:style>
    <style:style style:name="T1" style:family="text">
      <style:text-properties fo:color="#268bd2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2aa198" style:font-name="Consolas" fo:font-size="10pt" style:font-name-asian="Consolas" style:font-size-asian="10pt" style:font-name-complex="Consolas" style:font-size-complex="5.69999980926514pt"/>
    </style:style>
    <style:style style:name="T4" style:family="text">
      <style:text-properties fo:color="#b589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issu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issue</text:p>
          </table:table-cell>
          <table:table-cell table:style-name="ce1" office:value-type="string">
            <text:p>stacktrace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changes</text:p>
          </table:table-cell>
          <table:table-cell table:style-name="ce6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datasource not configured in springboot application</text:p>
          </table:table-cell>
          <table:table-cell table:style-name="ce3" office:value-type="string">
            <text:p>Failed to configure a DataSource: 'url' attribute is not specified and no embedded datasource could be configured.</text:p>
          </table:table-cell>
          <table:table-cell office:value-type="string">
            <text:p>configure database properties in application.yml</text:p>
          </table:table-cell>
          <table:table-cell table:style-name="ce5" office:value-type="string">
            <text:p><text:span text:style-name="T1">spring</text:span><text:span text:style-name="T2">:</text:span></text:p>
            <text:p><text:span text:style-name="T2"><text:s text:c="2"/></text:span><text:span text:style-name="T1">datasource</text:span><text:span text:style-name="T2">:</text:span></text:p>
            <text:p><text:span text:style-name="T2"><text:s text:c="4"/></text:span><text:span text:style-name="T1">driverClassName</text:span><text:span text:style-name="T2">: com.mysql.cj.jdbc.Driver</text:span></text:p>
            <text:p><text:span text:style-name="T2"><text:s text:c="4"/></text:span><text:span text:style-name="T1">url</text:span><text:span text:style-name="T2">: </text:span><text:span text:style-name="T3">jdbc:mysql://localhost:3306/?user=root</text:span></text:p>
            <text:p><text:span text:style-name="T2"><text:s text:c="4"/></text:span><text:span text:style-name="T1">username</text:span><text:span text:style-name="T2">: </text:span><text:span text:style-name="T3">root</text:span></text:p>
            <text:p><text:span text:style-name="T2"><text:s text:c="4"/></text:span><text:span text:style-name="T1">password</text:span><text:span text:style-name="T2">: </text:span><text:span text:style-name="T3">winwin</text:span></text:p>
            <text:p><text:span text:style-name="T1">jpa</text:span><text:span text:style-name="T2">:</text:span></text:p>
            <text:p><text:span text:style-name="T2"><text:s text:c="2"/></text:span><text:span text:style-name="T1">hibernate.ddl-auto</text:span><text:span text:style-name="T2">: </text:span><text:span text:style-name="T3">update</text:span></text:p>
            <text:p><text:span text:style-name="T2"><text:s text:c="2"/></text:span><text:span text:style-name="T1">generate-ddl</text:span><text:span text:style-name="T2">: </text:span><text:span text:style-name="T4">true</text:span></text:p>
            <text:p><text:span text:style-name="T2"><text:s text:c="2"/></text:span><text:span text:style-name="T1">show-sql</text:span><text:span text:style-name="T2">: </text:span><text:span text:style-name="T4">true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Default" office:value-type="string">
            <text:p>8080 port already in use</text:p>
          </table:table-cell>
          <table:table-cell table:style-name="ce4" office:value-type="string">
            <text:p>Web server failed to start. Port 8080 was already in use.</text:p>
          </table:table-cell>
          <table:table-cell office:value-type="string">
            <text:p>kill the 8080 process using cmd</text:p>
          </table:table-cell>
          <table:table-cell office:value-type="string">
            <text:p>CMD</text:p>
            <text:p>netstat <text:s/>-ano <text:s/>| <text:s/>findstr <text:s/>8080</text:p>
            <text:p>taskkill <text:s/>/F <text:s/>/PID <text:s/>&lt;process_id&gt;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could not connect repository</text:p>
          </table:table-cell>
          <table:table-cell office:value-type="string">
            <text:p>Caused by: java.sql.SQLSyntaxErrorException: Unknown column 'user0_.user_id' in 'field list'</text:p>
          </table:table-cell>
          <table:table-cell office:value-type="string">
            <text:p>corrected the column names by giving all smallcases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/11/2020</text:date>, <text:time>00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5M22S</meta:editing-duration>
    <meta:editing-cycles>12</meta:editing-cycles>
    <meta:generator>OpenOffice/4.1.8$Win32 OpenOffice.org_project/418m3$Build-9803</meta:generator>
    <dc:date>2020-11-22T00:10:48.49</dc:date>
    <dc:creator>Ashwin Prabhu</dc:creator>
    <meta:document-statistic meta:table-count="2" meta:cell-count="15" meta:object-count="0"/>
    <meta:user-defined meta:name="Info 1"/>
    <meta:user-defined meta:name="Info 2"/>
    <meta:user-defined meta:name="Info 3"/>
    <meta:user-defined meta:name="Info 4"/>
  </office:meta>
</office:document-meta>
</file>